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B=2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B=3</text:p>
          </table:table-cell>
          <table:covered-table-cell table:style-name="ce1"/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teórico 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teórico 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rac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(B)</text:p>
          </table:table-cell>
          <table:table-cell office:value-type="float" office:value="0.22389" calcext:value-type="float">
            <text:p>0,22389</text:p>
          </table:table-cell>
          <table:table-cell office:value-type="float" office:value="-35.3" calcext:value-type="float">
            <text:p>-35,3</text:p>
          </table:table-cell>
          <table:table-cell table:formula="of:=POWER(10;([.C3]/20))/(0.313/2)*2" office:value-type="float" office:value="0.219541007943462" calcext:value-type="float">
            <text:p>0,219541007943462</text:p>
          </table:table-cell>
          <table:table-cell office:value-type="float" office:value="-0.26" calcext:value-type="float">
            <text:p>-0,26</text:p>
          </table:table-cell>
          <table:table-cell office:value-type="float" office:value="-64.17" calcext:value-type="float">
            <text:p>-64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(B)</text:p>
          </table:table-cell>
          <table:table-cell office:value-type="float" office:value="0.57672" calcext:value-type="float">
            <text:p>0,57672</text:p>
          </table:table-cell>
          <table:table-cell office:value-type="float" office:value="-57.16" calcext:value-type="float">
            <text:p>-57,16</text:p>
          </table:table-cell>
          <table:table-cell table:formula="of:=POWER(10;([.C4]/20))/(0.313/2)*2" office:value-type="float" office:value="0.0177221192188101" calcext:value-type="float">
            <text:p>0,01772211921881</text:p>
          </table:table-cell>
          <table:table-cell office:value-type="float" office:value="0.33905" calcext:value-type="float">
            <text:p>0,33905</text:p>
          </table:table-cell>
          <table:table-cell office:value-type="float" office:value="-61.78" calcext:value-type="float">
            <text:p>-61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(B)</text:p>
          </table:table-cell>
          <table:table-cell office:value-type="float" office:value="0.35283" calcext:value-type="float">
            <text:p>0,35283</text:p>
          </table:table-cell>
          <table:table-cell office:value-type="float" office:value="-61.44" calcext:value-type="float">
            <text:p>-61,44</text:p>
          </table:table-cell>
          <table:table-cell table:formula="of:=POWER(10;([.C5]/20))/(0.313/2)*2" office:value-type="float" office:value="0.0108271874011578" calcext:value-type="float">
            <text:p>0,010827187401158</text:p>
          </table:table-cell>
          <table:table-cell office:value-type="float" office:value="0.48609" calcext:value-type="float">
            <text:p>0,48609</text:p>
          </table:table-cell>
          <table:table-cell office:value-type="float" office:value="-58.7" calcext:value-type="float">
            <text:p>-58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(B)</text:p>
          </table:table-cell>
          <table:table-cell office:value-type="float" office:value="0.12894" calcext:value-type="float">
            <text:p>0,12894</text:p>
          </table:table-cell>
          <table:table-cell office:value-type="float" office:value="-70.18" calcext:value-type="float">
            <text:p>-70,18</text:p>
          </table:table-cell>
          <table:table-cell table:formula="of:=POWER(10;([.C6]/20))/(0.313/2)*2" office:value-type="float" office:value="0.00395836332168253" calcext:value-type="float">
            <text:p>0,003958363321683</text:p>
          </table:table-cell>
          <table:table-cell office:value-type="float" office:value="0.30906" calcext:value-type="float">
            <text:p>0,30906</text:p>
          </table:table-cell>
          <table:table-cell office:value-type="float" office:value="-62.62" calcext:value-type="float">
            <text:p>-62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(B)</text:p>
          </table:table-cell>
          <table:table-cell office:value-type="float" office:value="0.03399" calcext:value-type="float">
            <text:p>0,03399</text:p>
          </table:table-cell>
          <table:table-cell office:value-type="float" office:value="-81.78" calcext:value-type="float">
            <text:p>-81,78</text:p>
          </table:table-cell>
          <table:table-cell table:formula="of:=POWER(10;([.C7]/20))/(0.313/2)*2" office:value-type="float" office:value="0.00104115563453142" calcext:value-type="float">
            <text:p>0,001041155634531</text:p>
          </table:table-cell>
          <table:table-cell office:value-type="float" office:value="0.132034" calcext:value-type="float">
            <text:p>0,132034</text:p>
          </table:table-cell>
          <table:table-cell office:value-type="float" office:value="-70.06" calcext:value-type="float">
            <text:p>-70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(B)</text:p>
          </table:table-cell>
          <table:table-cell office:value-type="float" office:value="0.007039" calcext:value-type="float">
            <text:p>0,007039</text:p>
          </table:table-cell>
          <table:table-cell office:value-type="float" office:value="-95.11" calcext:value-type="float">
            <text:p>-95,11</text:p>
          </table:table-cell>
          <table:table-cell table:formula="of:=POWER(10;([.C8]/20))/(0.313/2)*2" office:value-type="float" office:value="0.000224396280408836" calcext:value-type="float">
            <text:p>0,000224396280409</text:p>
          </table:table-cell>
          <table:table-cell office:value-type="float" office:value="0.04302" calcext:value-type="float">
            <text:p>0,04302</text:p>
          </table:table-cell>
          <table:table-cell office:value-type="float" office:value="-79.78" calcext:value-type="float">
            <text:p>-79,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08:10:04.176988205</meta:creation-date>
    <dc:date>2023-01-16T09:16:27.888157155</dc:date>
    <meta:editing-duration>PT25M54S</meta:editing-duration>
    <meta:editing-cycles>3</meta:editing-cycles>
    <meta:generator>LibreOffice/6.4.7.2$Linux_X86_64 LibreOffice_project/40$Build-2</meta:generator>
    <meta:document-statistic meta:table-count="1" meta:cell-count="44" meta:object-count="0"/>
  </office:meta>
</office:document-meta>
</file>